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Bitstream Charter" style:text-underline-style="none" style:text-blinking="false" fo:background-color="#ffffff" loext:padding="0cm" loext:border="none"/>
    </style:style>
    <style:style style:name="P2" style:family="paragraph" style:parent-style-name="Standard">
      <style:paragraph-properties fo:text-align="start" style:justify-single-word="false"/>
      <style:text-properties style:font-name="Bitstream Charter" officeooo:rsid="001472cf" officeooo:paragraph-rsid="001472cf"/>
    </style:style>
    <style:style style:name="P3" style:family="paragraph" style:parent-style-name="Standard">
      <style:paragraph-properties fo:text-align="start" style:justify-single-word="false"/>
      <style:text-properties style:font-name="Bitstream Charter" officeooo:rsid="001472cf" officeooo:paragraph-rsid="0024d3c9"/>
    </style:style>
    <style:style style:name="P4" style:family="paragraph" style:parent-style-name="Standard">
      <style:paragraph-properties fo:text-align="start" style:justify-single-word="false"/>
      <style:text-properties style:font-name="Bitstream Charter" officeooo:rsid="001472cf" officeooo:paragraph-rsid="0015e155"/>
    </style:style>
    <style:style style:name="P5" style:family="paragraph" style:parent-style-name="Standard">
      <style:paragraph-properties fo:text-align="start" style:justify-single-word="false"/>
      <style:text-properties style:font-name="Bitstream Charter" officeooo:rsid="001472cf" officeooo:paragraph-rsid="0019ad43"/>
    </style:style>
    <style:style style:name="P6" style:family="paragraph" style:parent-style-name="Standard">
      <style:paragraph-properties fo:text-align="start" style:justify-single-word="false"/>
      <style:text-properties style:font-name="Bitstream Charter" officeooo:rsid="001472cf" officeooo:paragraph-rsid="002a46a6"/>
    </style:style>
    <style:style style:name="P7" style:family="paragraph" style:parent-style-name="Standard">
      <style:paragraph-properties fo:text-align="start" style:justify-single-word="false"/>
      <style:text-properties style:font-name="Bitstream Charter" officeooo:rsid="001472cf" officeooo:paragraph-rsid="00304665"/>
    </style:style>
    <style:style style:name="P8" style:family="paragraph" style:parent-style-name="Standard">
      <style:paragraph-properties fo:text-align="start" style:justify-single-word="false"/>
      <style:text-properties style:font-name="Bitstream Charter" officeooo:rsid="0019ad43" officeooo:paragraph-rsid="0019ad43"/>
    </style:style>
    <style:style style:name="P9" style:family="paragraph" style:parent-style-name="Standard">
      <style:paragraph-properties fo:text-align="start" style:justify-single-word="false"/>
      <style:text-properties style:font-name="Bitstream Charter" officeooo:rsid="0019ad43" officeooo:paragraph-rsid="00291c09"/>
    </style:style>
    <style:style style:name="P10" style:family="paragraph" style:parent-style-name="Standard">
      <style:paragraph-properties fo:text-align="start" style:justify-single-word="false"/>
      <style:text-properties style:font-name="Bitstream Charter" officeooo:rsid="001f3050" officeooo:paragraph-rsid="001f3050"/>
    </style:style>
    <style:style style:name="P11" style:family="paragraph" style:parent-style-name="Standard">
      <style:paragraph-properties fo:text-align="start" style:justify-single-word="false"/>
      <style:text-properties style:font-name="Bitstream Charter" officeooo:rsid="001f3050" officeooo:paragraph-rsid="00226f45"/>
    </style:style>
    <style:style style:name="P12" style:family="paragraph" style:parent-style-name="Standard">
      <style:paragraph-properties fo:text-align="start" style:justify-single-word="false"/>
      <style:text-properties style:font-name="Bitstream Charter" officeooo:rsid="001f3050" officeooo:paragraph-rsid="002a46a6"/>
    </style:style>
    <style:style style:name="P13" style:family="paragraph" style:parent-style-name="Standard">
      <style:paragraph-properties fo:text-align="start" style:justify-single-word="false"/>
      <style:text-properties style:font-name="Bitstream Charter" fo:font-weight="normal" officeooo:rsid="001f3050" officeooo:paragraph-rsid="001f30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weight="normal" officeooo:rsid="001f3050" officeooo:paragraph-rsid="002a46a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Charter" fo:font-weight="normal" officeooo:rsid="00226f45" officeooo:paragraph-rsid="00291c0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Charter" fo:font-weight="normal" officeooo:rsid="002c83b9" officeooo:paragraph-rsid="002c83b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Charter" fo:font-weight="normal" officeooo:rsid="0024d3c9" officeooo:paragraph-rsid="0030466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Charter" fo:font-weight="normal" officeooo:rsid="00349ed5" officeooo:paragraph-rsid="00349ed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Bitstream Charter" fo:font-weight="normal" officeooo:rsid="0036e9c0" officeooo:paragraph-rsid="0036e9c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itstream Charter" fo:font-weight="normal" officeooo:rsid="0036e9c0" officeooo:paragraph-rsid="0039827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Charter" fo:font-weight="normal" officeooo:rsid="0036e9c0" officeooo:paragraph-rsid="0050e8b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stream Charter" fo:font-weight="normal" officeooo:rsid="003bce8b" officeooo:paragraph-rsid="003bce8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Charter" officeooo:rsid="00226f45" officeooo:paragraph-rsid="00226f45"/>
    </style:style>
    <style:style style:name="P24" style:family="paragraph" style:parent-style-name="Standard">
      <style:paragraph-properties fo:text-align="start" style:justify-single-word="false"/>
      <style:text-properties style:font-name="Bitstream Charter" officeooo:rsid="00226f45" officeooo:paragraph-rsid="00291c09"/>
    </style:style>
    <style:style style:name="P25" style:family="paragraph" style:parent-style-name="Standard">
      <style:paragraph-properties fo:text-align="start" style:justify-single-word="false"/>
      <style:text-properties style:font-name="Bitstream Charter" officeooo:rsid="002c83b9" officeooo:paragraph-rsid="002c83b9"/>
    </style:style>
    <style:style style:name="P26" style:family="paragraph" style:parent-style-name="Standard">
      <style:paragraph-properties fo:text-align="start" style:justify-single-word="false"/>
      <style:text-properties style:font-name="Bitstream Charter" officeooo:rsid="00304665" officeooo:paragraph-rsid="00304665"/>
    </style:style>
    <style:style style:name="P27" style:family="paragraph" style:parent-style-name="Standard">
      <style:paragraph-properties fo:text-align="start" style:justify-single-word="false"/>
      <style:text-properties style:font-name="Bitstream Charter" officeooo:rsid="00328792" officeooo:paragraph-rsid="00328792"/>
    </style:style>
    <style:style style:name="P28" style:family="paragraph" style:parent-style-name="Standard">
      <style:paragraph-properties fo:text-align="start" style:justify-single-word="false"/>
      <style:text-properties style:font-name="Bitstream Charter" officeooo:rsid="00328792" officeooo:paragraph-rsid="003310d4"/>
    </style:style>
    <style:style style:name="P29" style:family="paragraph" style:parent-style-name="Standard">
      <style:paragraph-properties fo:text-align="start" style:justify-single-word="false"/>
      <style:text-properties style:font-name="Bitstream Charter" officeooo:rsid="001d5108" officeooo:paragraph-rsid="001d5108"/>
    </style:style>
    <style:style style:name="P30" style:family="paragraph" style:parent-style-name="Standard">
      <style:paragraph-properties fo:text-align="start" style:justify-single-word="false"/>
      <style:text-properties style:font-name="Bitstream Charter" officeooo:rsid="001b6c1c" officeooo:paragraph-rsid="001b6c1c"/>
    </style:style>
    <style:style style:name="P31" style:family="paragraph" style:parent-style-name="Standard">
      <style:paragraph-properties fo:text-align="start" style:justify-single-word="false"/>
      <style:text-properties style:font-name="Bitstream Charter" officeooo:rsid="001ac534" officeooo:paragraph-rsid="001ac534"/>
    </style:style>
    <style:style style:name="P32" style:family="paragraph" style:parent-style-name="Standard">
      <style:paragraph-properties fo:text-align="start" style:justify-single-word="false"/>
      <style:text-properties style:font-name="Bitstream Charter" officeooo:paragraph-rsid="00291c09"/>
    </style:style>
    <style:style style:name="P33" style:family="paragraph" style:parent-style-name="Standard">
      <style:paragraph-properties fo:text-align="start" style:justify-single-word="false"/>
      <style:text-properties style:font-name="Bitstream Charter" officeooo:paragraph-rsid="002a46a6"/>
    </style:style>
    <style:style style:name="P34" style:family="paragraph" style:parent-style-name="Standard">
      <style:paragraph-properties fo:text-align="start" style:justify-single-word="false"/>
      <style:text-properties style:font-name="Bitstream Charter" officeooo:paragraph-rsid="003f0fd0"/>
    </style:style>
    <style:style style:name="P35" style:family="paragraph" style:parent-style-name="Standard">
      <style:paragraph-properties fo:text-align="start" style:justify-single-word="false"/>
      <style:text-properties style:font-name="Bitstream Charter" officeooo:paragraph-rsid="0042a34f"/>
    </style:style>
    <style:style style:name="P36" style:family="paragraph" style:parent-style-name="Standard">
      <style:paragraph-properties fo:text-align="start" style:justify-single-word="false"/>
      <style:text-properties style:font-name="Bitstream Charter" officeooo:paragraph-rsid="004781a4"/>
    </style:style>
    <style:style style:name="P37" style:family="paragraph" style:parent-style-name="Standard">
      <style:paragraph-properties fo:text-align="start" style:justify-single-word="false"/>
      <style:text-properties officeooo:paragraph-rsid="004781a4"/>
    </style:style>
    <style:style style:name="P38" style:family="paragraph" style:parent-style-name="Standard">
      <style:paragraph-properties fo:text-align="start" style:justify-single-word="false"/>
      <style:text-properties officeooo:paragraph-rsid="004db538"/>
    </style:style>
    <style:style style:name="P39" style:family="paragraph" style:parent-style-name="Standard">
      <style:paragraph-properties fo:text-align="start" style:justify-single-word="false"/>
      <style:text-properties officeooo:paragraph-rsid="00536229"/>
    </style:style>
    <style:style style:name="P40" style:family="paragraph" style:parent-style-name="Standard">
      <style:paragraph-properties fo:text-align="start" style:justify-single-word="false"/>
      <style:text-properties officeooo:paragraph-rsid="005462e2"/>
    </style:style>
    <style:style style:name="P41" style:family="paragraph" style:parent-style-name="Standard">
      <style:paragraph-properties fo:text-align="start" style:justify-single-word="false"/>
      <style:text-properties officeooo:paragraph-rsid="0055858f"/>
    </style:style>
    <style:style style:name="P42" style:family="paragraph" style:parent-style-name="Standard">
      <style:paragraph-properties fo:text-align="start" style:justify-single-word="false"/>
      <style:text-properties officeooo:paragraph-rsid="0057740a"/>
    </style:style>
    <style:style style:name="T1" style:family="text">
      <style:text-properties officeooo:rsid="0015e155"/>
    </style:style>
    <style:style style:name="T2" style:family="text">
      <style:text-properties officeooo:rsid="00188837"/>
    </style:style>
    <style:style style:name="T3" style:family="text">
      <style:text-properties officeooo:rsid="0019ad43"/>
    </style:style>
    <style:style style:name="T4" style:family="text">
      <style:text-properties officeooo:rsid="001ac534"/>
    </style:style>
    <style:style style:name="T5" style:family="text">
      <style:text-properties officeooo:rsid="001d510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6f45" style:font-weight-asian="normal" style:font-weight-complex="normal"/>
    </style:style>
    <style:style style:name="T8" style:family="text">
      <style:text-properties fo:font-weight="normal" officeooo:rsid="001f3050" style:font-weight-asian="normal" style:font-weight-complex="normal"/>
    </style:style>
    <style:style style:name="T9" style:family="text">
      <style:text-properties fo:font-weight="normal" officeooo:rsid="001d5108" style:font-weight-asian="normal" style:font-weight-complex="normal"/>
    </style:style>
    <style:style style:name="T10" style:family="text">
      <style:text-properties fo:font-weight="normal" officeooo:rsid="00291c09" style:font-weight-asian="normal" style:font-weight-complex="normal"/>
    </style:style>
    <style:style style:name="T11" style:family="text">
      <style:text-properties fo:font-weight="normal" officeooo:rsid="002994c0" style:font-weight-asian="normal" style:font-weight-complex="normal"/>
    </style:style>
    <style:style style:name="T12" style:family="text">
      <style:text-properties fo:font-weight="normal" officeooo:rsid="002a46a6" style:font-weight-asian="normal" style:font-weight-complex="normal"/>
    </style:style>
    <style:style style:name="T13" style:family="text">
      <style:text-properties fo:font-weight="normal" officeooo:rsid="002dc914" style:font-weight-asian="normal" style:font-weight-complex="normal"/>
    </style:style>
    <style:style style:name="T14" style:family="text">
      <style:text-properties fo:font-weight="normal" officeooo:rsid="001472cf" style:font-weight-asian="normal" style:font-weight-complex="normal"/>
    </style:style>
    <style:style style:name="T15" style:family="text">
      <style:text-properties fo:font-weight="normal" officeooo:rsid="0024d3c9" style:font-weight-asian="normal" style:font-weight-complex="normal"/>
    </style:style>
    <style:style style:name="T16" style:family="text">
      <style:text-properties fo:font-weight="normal" officeooo:rsid="003310d4" style:font-weight-asian="normal" style:font-weight-complex="normal"/>
    </style:style>
    <style:style style:name="T17" style:family="text">
      <style:text-properties fo:font-weight="normal" officeooo:rsid="00349ed5" style:font-weight-asian="normal" style:font-weight-complex="normal"/>
    </style:style>
    <style:style style:name="T18" style:family="text">
      <style:text-properties fo:font-weight="normal" officeooo:rsid="003f0fd0" style:font-weight-asian="normal" style:font-weight-complex="normal"/>
    </style:style>
    <style:style style:name="T19" style:family="text">
      <style:text-properties fo:font-weight="normal" officeooo:rsid="005dfa2b" style:font-weight-asian="normal" style:font-weight-complex="normal"/>
    </style:style>
    <style:style style:name="T20" style:family="text">
      <style:text-properties style:text-position="super 58%" fo:font-weight="normal" style:font-weight-asian="normal" style:font-weight-complex="normal"/>
    </style:style>
    <style:style style:name="T21" style:family="text">
      <style:text-properties officeooo:rsid="0024d3c9"/>
    </style:style>
    <style:style style:name="T22" style:family="text">
      <style:text-properties officeooo:rsid="00291c09"/>
    </style:style>
    <style:style style:name="T23" style:family="text">
      <style:text-properties officeooo:rsid="002a46a6"/>
    </style:style>
    <style:style style:name="T24" style:family="text">
      <style:text-properties officeooo:rsid="00398273"/>
    </style:style>
    <style:style style:name="T25" style:family="text">
      <style:text-properties officeooo:rsid="003d487c"/>
    </style:style>
    <style:style style:name="T26" style:family="text">
      <style:text-properties style:font-name="Liberation Sans"/>
    </style:style>
    <style:style style:name="T27" style:family="text">
      <style:text-properties style:font-name="Liberation Sans" fo:font-weight="normal" officeooo:rsid="00536229" style:font-weight-asian="normal" style:font-weight-complex="normal"/>
    </style:style>
    <style:style style:name="T28" style:family="text">
      <style:text-properties style:font-name="Liberation Sans" officeooo:rsid="004781a4"/>
    </style:style>
    <style:style style:name="T29" style:family="text">
      <style:text-properties style:font-name="Liberation Sans" officeooo:rsid="004db538"/>
    </style:style>
    <style:style style:name="T30" style:family="text">
      <style:text-properties style:font-name="Liberation Sans" officeooo:rsid="00536229"/>
    </style:style>
    <style:style style:name="T31" style:family="text">
      <style:text-properties style:font-name="Liberation Sans" fo:font-weight="bold" officeooo:rsid="00536229" style:font-weight-asian="bold" style:font-weight-complex="bold"/>
    </style:style>
    <style:style style:name="T32" style:family="text">
      <style:text-properties officeooo:rsid="003fdecc"/>
    </style:style>
    <style:style style:name="T33" style:family="text">
      <style:text-properties style:font-name="Bitstream Charter"/>
    </style:style>
    <style:style style:name="T34" style:family="text">
      <style:text-properties style:font-name="Bitstream Charter" officeooo:rsid="004781a4"/>
    </style:style>
    <style:style style:name="T35" style:family="text">
      <style:text-properties style:font-name="Bitstream Charter" officeooo:rsid="004db538"/>
    </style:style>
    <style:style style:name="T36" style:family="text">
      <style:text-properties style:font-name="Bitstream Charter" officeooo:rsid="00536229"/>
    </style:style>
    <style:style style:name="T37" style:family="text">
      <style:text-properties officeooo:rsid="0042a34f"/>
    </style:style>
    <style:style style:name="T38" style:family="text">
      <style:text-properties officeooo:rsid="004547a1"/>
    </style:style>
    <style:style style:name="T39" style:family="text">
      <style:text-properties officeooo:rsid="00462d03"/>
    </style:style>
    <style:style style:name="T40" style:family="text">
      <style:text-properties officeooo:rsid="004781a4"/>
    </style:style>
    <style:style style:name="T41" style:family="text">
      <style:text-properties officeooo:rsid="004db538"/>
    </style:style>
    <style:style style:name="T42" style:family="text">
      <style:text-properties officeooo:rsid="00536229"/>
    </style:style>
    <style:style style:name="T43" style:family="text">
      <style:text-properties fo:color="#111111" style:font-name="Liberation Sans" fo:font-weight="normal" officeooo:rsid="00536229" style:font-weight-asian="normal" style:font-weight-complex="normal"/>
    </style:style>
    <style:style style:name="T44" style:family="text">
      <style:text-properties fo:color="#111111" style:font-name="Liberation Sans" style:text-underline-style="none" fo:font-weight="normal" officeooo:rsid="00536229" style:font-weight-asian="normal" style:font-weight-complex="normal"/>
    </style:style>
    <style:style style:name="T45" style:family="text">
      <style:text-properties fo:color="#111111" style:font-name="Liberation Sans" style:text-underline-style="none" fo:font-weight="normal" officeooo:rsid="005462e2" style:font-weight-asian="normal" style:font-weight-complex="normal"/>
    </style:style>
    <style:style style:name="T46" style:family="text">
      <style:text-properties fo:color="#111111" style:font-name="Liberation Sans" style:text-underline-style="none" fo:font-weight="normal" officeooo:rsid="004547a1" style:font-weight-asian="normal" style:font-weight-complex="normal"/>
    </style:style>
    <style:style style:name="T47" style:family="text">
      <style:text-properties fo:color="#111111" style:font-name="Liberation Sans" style:text-underline-style="none" fo:font-weight="normal" officeooo:rsid="0055858f" style:font-weight-asian="normal" style:font-weight-complex="normal"/>
    </style:style>
    <style:style style:name="T48" style:family="text">
      <style:text-properties fo:color="#111111" style:font-name="Liberation Sans" style:text-underline-style="none" fo:font-weight="normal" officeooo:rsid="0057740a" style:font-weight-asian="normal" style:font-weight-complex="normal"/>
    </style:style>
    <style:style style:name="T49" style:family="text">
      <style:text-properties fo:color="#111111" style:font-name="Liberation Sans" style:text-underline-style="none" officeooo:rsid="0055858f"/>
    </style:style>
    <style:style style:name="T50" style:family="text">
      <style:text-properties fo:color="#111111" style:font-name="Liberation Sans" style:text-underline-style="solid" style:text-underline-width="auto" style:text-underline-color="font-color" fo:font-weight="normal" officeooo:rsid="00536229" style:font-weight-asian="normal" style:font-weight-complex="normal"/>
    </style:style>
    <style:style style:name="T51" style:family="text">
      <style:text-properties fo:color="#111111" style:text-underline-style="none" fo:font-weight="normal" officeooo:rsid="005462e2" style:font-weight-asian="normal" style:font-weight-complex="normal"/>
    </style:style>
    <style:style style:name="T52" style:family="text">
      <style:text-properties fo:color="#111111" style:text-underline-style="none" fo:font-weight="normal" officeooo:rsid="00536229" style:font-weight-asian="normal" style:font-weight-complex="normal"/>
    </style:style>
    <style:style style:name="T53" style:family="text">
      <style:text-properties fo:color="#111111" style:text-underline-style="none" fo:font-weight="normal" officeooo:rsid="0055858f" style:font-weight-asian="normal" style:font-weight-complex="normal"/>
    </style:style>
    <style:style style:name="T54" style:family="text">
      <style:text-properties fo:color="#111111" style:text-underline-style="none" fo:font-weight="normal" officeooo:rsid="0057740a" style:font-weight-asian="normal" style:font-weight-complex="normal"/>
    </style:style>
    <style:style style:name="T55" style:family="text">
      <style:text-properties fo:color="#111111" style:font-name="Loma" style:text-underline-style="none" fo:font-weight="normal" officeooo:rsid="005462e2" style:font-weight-asian="normal" style:font-weight-complex="normal"/>
    </style:style>
    <style:style style:name="T56" style:family="text">
      <style:text-properties fo:color="#111111" style:font-name="Loma" style:text-underline-style="none" fo:font-weight="normal" officeooo:rsid="00536229" style:font-weight-asian="normal" style:font-weight-complex="normal"/>
    </style:style>
    <style:style style:name="T57" style:family="text">
      <style:text-properties fo:color="#111111" style:font-name="Loma" style:text-underline-style="none" fo:font-weight="normal" officeooo:rsid="0055858f" style:font-weight-asian="normal" style:font-weight-complex="normal"/>
    </style:style>
    <style:style style:name="T58" style:family="text">
      <style:text-properties fo:color="#111111" style:font-name="Loma" style:text-underline-style="none" fo:font-weight="normal" officeooo:rsid="0057740a" style:font-weight-asian="normal" style:font-weight-complex="normal"/>
    </style:style>
    <style:style style:name="T59" style:family="text">
      <style:text-properties fo:color="#111111" style:font-name="Bitstream Charter" style:text-underline-style="none" fo:font-weight="normal" officeooo:rsid="005462e2" style:font-weight-asian="normal" style:font-weight-complex="normal"/>
    </style:style>
    <style:style style:name="T60" style:family="text">
      <style:text-properties fo:color="#111111" style:font-name="Bitstream Charter" style:text-underline-style="none" fo:font-weight="normal" officeooo:rsid="00536229" style:font-weight-asian="normal" style:font-weight-complex="normal"/>
    </style:style>
    <style:style style:name="T61" style:family="text">
      <style:text-properties fo:color="#111111" style:font-name="Bitstream Charter" style:text-underline-style="none" fo:font-weight="normal" officeooo:rsid="0055858f" style:font-weight-asian="normal" style:font-weight-complex="normal"/>
    </style:style>
    <style:style style:name="T62" style:family="text">
      <style:text-properties fo:color="#111111" style:font-name="Bitstream Charter" style:text-underline-style="none" fo:font-weight="normal" officeooo:rsid="0057740a" style:font-weight-asian="normal" style:font-weight-complex="normal"/>
    </style:style>
    <style:style style:name="T63" style:family="text">
      <style:text-properties style:font-name="Loma"/>
    </style:style>
    <style:style style:name="T64" style:family="text">
      <style:text-properties style:font-name="Loma" officeooo:rsid="004781a4"/>
    </style:style>
    <style:style style:name="T65" style:family="text">
      <style:text-properties style:font-name="Loma" officeooo:rsid="004db538"/>
    </style:style>
    <style:style style:name="T66" style:family="text">
      <style:text-properties style:font-name="Loma" officeooo:rsid="00536229"/>
    </style:style>
    <style:style style:name="T67" style:family="text">
      <style:text-properties officeooo:rsid="0059e8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Print fibinocci series by using </text:p>
      <text:p text:style-name="P2">. <text:span text:style-name="T21">3 loops</text:span></text:p>
      <text:p text:style-name="P2">. recursion</text:p>
      <text:p text:style-name="P2">2)Print Prime no by using </text:p>
      <text:p text:style-name="P3">. <text:span text:style-name="T21">3 loops</text:span></text:p>
      <text:p text:style-name="P2">3)Print Prime nos with in the range by using </text:p>
      <text:p text:style-name="P3">. <text:span text:style-name="T21">3 loops</text:span></text:p>
      <text:p text:style-name="P2">4)Print Palindrome no by using </text:p>
      <text:p text:style-name="P3">. <text:span text:style-name="T21">3 loops</text:span></text:p>
      <text:p text:style-name="P2">5)Print Palindrome nos with in the range by using </text:p>
      <text:p text:style-name="P3">. <text:span text:style-name="T21">3 loops</text:span></text:p>
      <text:p text:style-name="P4"><text:span text:style-name="T1">6)</text:span>Print <text:span text:style-name="T1">armstrong</text:span> no by using </text:p>
      <text:p text:style-name="P3">. <text:span text:style-name="T21">3 loops</text:span></text:p>
      <text:p text:style-name="P4"><text:span text:style-name="T1">7)</text:span>Print <text:span text:style-name="T1">armstrong</text:span> nos with in the range by using </text:p>
      <text:p text:style-name="P3">. <text:span text:style-name="T21">3 loops</text:span></text:p>
      <text:p text:style-name="P4"><text:span text:style-name="T2">8)</text:span>Print <text:span text:style-name="T1">strong</text:span> no by using </text:p>
      <text:p text:style-name="P3">. <text:span text:style-name="T21">3 loops</text:span></text:p>
      <text:p text:style-name="P4"><text:span text:style-name="T2">9)</text:span>Print <text:span text:style-name="T1">strong</text:span> nos with in the range by using </text:p>
      <text:p text:style-name="P3">. <text:span text:style-name="T21">3 loops</text:span></text:p>
      <text:p text:style-name="P5"><text:span text:style-name="T3">10)</text:span>Print <text:span text:style-name="T3">Perfect</text:span> no by using </text:p>
      <text:p text:style-name="P3">. <text:span text:style-name="T21">3 loops</text:span></text:p>
      <text:p text:style-name="P5"><text:span text:style-name="T3">11)</text:span>Print <text:span text:style-name="T3">Perfect</text:span> nos with in the range by using </text:p>
      <text:p text:style-name="P3">. <text:span text:style-name="T21">3 loops</text:span></text:p>
      <text:p text:style-name="P6"><text:span text:style-name="T3">12)</text:span>Print <text:span text:style-name="T23">whether given</text:span> no <text:span text:style-name="T23">is leap year</text:span> by using </text:p>
      <text:p text:style-name="P6">. <text:span text:style-name="T21">3 loops</text:span></text:p>
      <text:p text:style-name="P6"><text:span text:style-name="T23">13)</text:span>Print <text:span text:style-name="T23">leap years</text:span> with in the range by using </text:p>
      <text:p text:style-name="P6">. <text:span text:style-name="T21">3 loops</text:span></text:p>
      <text:p text:style-name="P8">1<text:span text:style-name="T23">4</text:span>)Sort using </text:p>
      <text:p text:style-name="P8">.arrays</text:p>
      <text:p text:style-name="P3">. <text:span text:style-name="T21">3 loops</text:span></text:p>
      <text:p text:style-name="P10"><text:span text:style-name="T10">15</text:span><text:span text:style-name="T6">)Take salary,da,hra from employee and print gross salary </text:span><text:span text:style-name="T7">using static methos</text:span></text:p>
      <text:p text:style-name="P13"><text:s text:c="5"/>.if sal&lt;30000:da-10%,hra-15%</text:p>
      <text:p text:style-name="P13"><text:s text:c="5"/>.if sal&lt;40000:da-15%,hra-20%</text:p>
      <text:p text:style-name="P13"><text:s text:c="5"/>.if sal&gt;40000:da-20%,hra-25%</text:p>
      <text:p text:style-name="P11"><text:span text:style-name="T10">16</text:span><text:span text:style-name="T6">)</text:span><text:span text:style-name="T7">Take 10 employee salaries &amp; pint employee details who was less than 40000 sal(Take before prgm help).</text:span></text:p>
      <text:p text:style-name="P23"><text:span text:style-name="T10">1</text:span><text:span text:style-name="T6">7)Take details(id,name,branch,marks in subs,avg,grade) from students in constructor and print marks</text:span></text:p>
      <text:p text:style-name="P23"><text:span text:style-name="T6">.if grade=A:print 1</text:span><text:span text:style-name="T20">st</text:span><text:span text:style-name="T6"> class</text:span></text:p>
      <text:p text:style-name="P23"><text:span text:style-name="T6">.if grade=B,C:print 2</text:span><text:span text:style-name="T20">nd</text:span><text:span text:style-name="T6"> class</text:span></text:p>
      <text:p text:style-name="P23"><text:span text:style-name="T6">.if grade=D,E:print 3</text:span><text:span text:style-name="T20">rd</text:span><text:span text:style-name="T6"> class</text:span></text:p>
      <text:p text:style-name="P23"><text:span text:style-name="T6">.if grade=F:print fail</text:span></text:p>
      <text:p text:style-name="P9"><text:span text:style-name="T22">18)</text:span>Write a program to remove duplicates from sorted array. </text:p>
      <text:p text:style-name="P32"><text:span text:style-name="T4">19)</text:span>Write a program to find the sum of the first 10 prime numbers.</text:p>
      <text:p text:style-name="P32"><text:span text:style-name="T22">20)</text:span>Write a program to convert string to number without using Integer.parseInt() method. </text:p>
      <text:p text:style-name="P32"><text:span text:style-name="T22">21)</text:span>Write a program to check the given number is binary number or not.</text:p>
      <text:p text:style-name="P32"><text:span text:style-name="T22">22)</text:span>Write a program to find sum of each digit in the given number using recursion. </text:p>
      <text:p text:style-name="P32"><text:span text:style-name="T22">23)</text:span>How to swap two numbers without using temporary variable.</text:p>
      <text:p text:style-name="P32"><text:span text:style-name="T22">24)</text:span>Write a program to find common elements between two arrays. </text:p>
      <text:p text:style-name="P32"><text:span text:style-name="T22">25)</text:span>Write a program to find out duplicate characters in a string. </text:p>
      <text:p text:style-name="P32"><text:soft-page-break/><text:span text:style-name="T22">26)</text:span>Write a program to reverse a string using recursive algorithm.</text:p>
      <text:p text:style-name="P32"><text:span text:style-name="T5">27)</text:span>Write a program to reverse a number.</text:p>
      <text:p text:style-name="P24"><text:span text:style-name="T9">2</text:span><text:span text:style-name="T11">8</text:span><text:span text:style-name="T9">)</text:span><text:span text:style-name="T6">Write code to check a String is palindrome or not.</text:span></text:p>
      <text:p text:style-name="P33"><text:span text:style-name="T12">29</text:span><text:span text:style-name="T10">)</text:span><text:span text:style-name="T8">Take price and discount % from customer print final price </text:span><text:span text:style-name="T7">by calling method.</text:span></text:p>
      <text:p text:style-name="P12"><text:span text:style-name="T12">30</text:span><text:span text:style-name="T6">)Take power units from consumer and make bill </text:span><text:span text:style-name="T7">using interface</text:span></text:p>
      <text:p text:style-name="P14"><text:s text:c="5"/>.if units&lt;100:7 times to bill</text:p>
      <text:p text:style-name="P14"><text:s text:c="5"/>.if units-100-150:10 times to bill</text:p>
      <text:p text:style-name="P14"><text:s text:c="5"/>.if units&gt;150:12 times to bill</text:p>
      <text:p text:style-name="P16">31)Take no of students attempt exam:rank and region from student and print class</text:p>
      <text:p text:style-name="P25"><text:span text:style-name="T6"><text:s text:c="4"/>.if no of students-100000:rank(</text:span><text:span text:style-name="T13">depends on rank and region: give prefernce</text:span><text:span text:style-name="T6">)</text:span></text:p>
      <text:p text:style-name="P16">32)Take age,weight,height of kids from a school and distribute milk and protiens for them using has <text:s/>a relation.</text:p>
      <text:p text:style-name="P16">33)Swaping using temp &amp; without using temp: by using dynamic polymorphism.</text:p>
      <text:p text:style-name="P26"><text:span text:style-name="T6">34)</text:span><text:span text:style-name="T14">Print </text:span><text:span text:style-name="T6">factorial </text:span><text:span text:style-name="T14">no by using </text:span></text:p>
      <text:p text:style-name="P7"><text:span text:style-name="T6">. </text:span><text:span text:style-name="T15">3 loops</text:span></text:p>
      <text:p text:style-name="P26"><text:span text:style-name="T6">35)</text:span><text:span text:style-name="T14">Print </text:span><text:span text:style-name="T6">factorial </text:span><text:span text:style-name="T14">no</text:span><text:span text:style-name="T6">s with in range </text:span><text:span text:style-name="T14">by using </text:span></text:p>
      <text:p text:style-name="P17">. 3 loops</text:p>
      <text:p text:style-name="P27"><text:span text:style-name="T15">3</text:span><text:span text:style-name="T6">6)Print factors for a number and with in n &amp; m using loops.</text:span></text:p>
      <text:p text:style-name="P28"><text:span text:style-name="T15">3</text:span><text:span text:style-name="T16">7</text:span><text:span text:style-name="T6">)Print </text:span><text:span text:style-name="T16">triangle with con</text:span><text:span text:style-name="T19">se</text:span><text:span text:style-name="T16">cutive nos by u</text:span><text:span text:style-name="T6">sing </text:span><text:span text:style-name="T17">for </text:span><text:span text:style-name="T6">loop.</text:span></text:p>
      <text:p text:style-name="P18">38)Print sudoku with in range 5.</text:p>
      <text:p text:style-name="P19">39)Count n consecutive numbers,even numbers,odd numbers with in range.</text:p>
      <text:p text:style-name="P19">40)Print <text:span text:style-name="T67">numbers in from 100 to 1</text:span></text:p>
      <text:p text:style-name="P19"><text:span text:style-name="T24">41)</text:span>WAP to add 2 numbers without using + operator.</text:p>
      <text:p text:style-name="P20"><text:span text:style-name="T24">42)</text:span>WAP to <text:span text:style-name="T24">print tables.</text:span></text:p>
      <text:p text:style-name="P20"/>
      <text:p text:style-name="P20"><text:span text:style-name="T25">45)</text:span>WAP to divide a number by 8 without using / operator.</text:p>
      <text:p text:style-name="P20"><text:span text:style-name="T25">46)</text:span>WAP to find LCM of 3 numbers.<text:line-break/><text:span text:style-name="T25">47)</text:span>WAP to find HCF of 3 numbers.</text:p>
      <text:p text:style-name="P21"><text:span text:style-name="T25">48)</text:span>WAP to find the sum of 1^2 + 2^2 + 3^2 +….. N^2.<text:line-break/><text:span text:style-name="T25">49)</text:span>WAP to  find the sum of 1+2^2+3^3 +4^4+…..N^N.</text:p>
      <text:p text:style-name="P20"><text:span text:style-name="T25">50)</text:span>WAP to find the largest number in an array.<text:line-break/><text:span text:style-name="T25">51)</text:span>WAP to find the smallest number in an array.</text:p>
      <text:p text:style-name="P20"><text:span text:style-name="T25">52)</text:span>WAP to find the largest &amp; smallest number in an array.<text:line-break/><text:span text:style-name="T25">53)</text:span>WAP to search for a number in an array and also find its index?.</text:p>
      <text:p text:style-name="P20"><text:span text:style-name="T25">54)</text:span>WAP to find union of 2 Array.<text:line-break/>5<text:span text:style-name="T25">5)</text:span>WAP to find intersection of 2 Array.<text:line-break/><text:span text:style-name="T25">5</text:span>6<text:span text:style-name="T25">)</text:span>WAP to find which element are present in first array but not in 2nd array</text:p>
      <text:p text:style-name="P20"><text:span text:style-name="T25">57)</text:span>WAP to calculate the length of the String<text:line-break/><text:span text:style-name="T25">58)</text:span>WAP to find if the string in palindrome or not</text:p>
      <text:p text:style-name="P20"><text:span text:style-name="T25">59)</text:span>WAP to find two Strings are equal or not.<text:line-break/>6<text:span text:style-name="T25">0)</text:span>WAP to find the total spaces in string</text:p>
      <text:p text:style-name="P22"><text:span text:style-name="T25">61)</text:span>WAP to print vowels</text:p>
      <text:p text:style-name="P22"><text:span text:style-name="T25">62)</text:span>Write a Java program to get a number from the user and print whether it is positive or negative.</text:p>
      <text:p text:style-name="P22"><text:span text:style-name="T25">63)</text:span>Write a Java program that keeps a number from the user and generates an integer between 1 and 7 and displays the name of the weekday.</text:p>
      <text:p text:style-name="P34"><text:span text:style-name="T18">64)</text:span>Write a Java program to find the number of days in a month. </text:p>
      <text:p text:style-name="P35"><text:span text:style-name="T32">65)</text:span>Write a program in Java to inp<text:span text:style-name="T32">ut </text:span>numbers from keyboard and find their sum and average.</text:p>
      <text:p text:style-name="P35"><text:span text:style-name="T37">66)</text:span>Write a program in Java to display the cube of the number upto given an integer.</text:p>
      <text:p text:style-name="P35"><text:soft-page-break/><text:span text:style-name="T37">67)</text:span>Write a program in Java to display the pattern like a diamond. <text:s/></text:p>
      <text:p text:style-name="P35"><text:span text:style-name="T38">68)</text:span>Write a Java program to calculate the average value of array elements.</text:p>
      <text:p text:style-name="P35"><text:span text:style-name="T38">69)</text:span>Write a Java program to <text:span text:style-name="T38">multiply</text:span> two matrices of the same size. </text:p>
      <text:p text:style-name="P35"><text:span text:style-name="T39">70)</text:span>Write a Java method to count all vowels in a string.</text:p>
      <text:p text:style-name="P35"><text:span text:style-name="T40">71)</text:span>Write Java methods to calculate the area of a triangle.</text:p>
      <text:p text:style-name="P36"><text:span text:style-name="T40">72)</text:span>Write a Java method to find all twin prime numbers less than 100. </text:p>
      <text:p text:style-name="P36"><text:span text:style-name="T40">73)</text:span>Write a Java program to generate random integers in a specific range. </text:p>
      <text:p text:style-name="P36"><text:span text:style-name="T40">74)</text:span>Write a Java program to find and print the first 10 happy numbers.</text:p>
      <text:p text:style-name="P37"><text:span text:style-name="T34">75)</text:span><text:span text:style-name="Source_20_Text"><text:span text:style-name="T33">Program to print all combination of size r in an array of size n</text:span></text:span></text:p>
      <text:p text:style-name="P38"><text:span text:style-name="Source_20_Text"><text:span text:style-name="T35">76)Write a Java program to check whether a given number is a Dis.arium number or not.</text:span></text:span></text:p>
      <text:p text:style-name="P38"><text:span text:style-name="Source_20_Text"><text:span text:style-name="T35">77) Write a Java program to check whether for a given number have greaterthan 10 factors.</text:span></text:span></text:p>
      <text:p text:style-name="P39"><text:span text:style-name="Source_20_Text"><text:span text:style-name="T36">78)Program to catch InterruptedException,NullPointerException.</text:span></text:span></text:p>
      <text:p text:style-name="P39"><text:span text:style-name="Source_20_Text"><text:span text:style-name="T36">79)Program to take 2 strings and print 20 times in jumbled way.</text:span></text:span></text:p>
      <text:p text:style-name="P39"><text:span text:style-name="Source_20_Text"><text:span text:style-name="T36">80)To print default constructor.</text:span></text:span></text:p>
      <text:p text:style-name="P39"><text:span text:style-name="Source_20_Text"><text:span text:style-name="T59">81)</text:span></text:span><text:a xlink:type="simple" xlink:href="http://www.instanceofjava.com/2017/03/java-final-method-with-example-program.html" text:style-name="Internet_20_link" text:visited-style-name="Visited_20_Internet_20_Link"><text:span text:style-name="Source_20_Text"><text:span text:style-name="T60">Final method in java with example program</text:span></text:span></text:a></text:p>
      <text:p text:style-name="P40"><text:span text:style-name="Source_20_Text"><text:span text:style-name="T59">82)Write a Java program to add two matrices of the same size. </text:span></text:span></text:p>
      <text:p text:style-name="P41"><text:span text:style-name="Source_20_Text"><text:span text:style-name="T61">83)</text:span></text:span><text:span text:style-name="Source_20_Text"><text:span text:style-name="Strong_20_Emphasis"><text:span text:style-name="T61">All permutations of a string.</text:span></text:span></text:span></text:p>
      <text:p text:style-name="P41"><text:span text:style-name="Strong_20_Emphasis"><text:span text:style-name="T61">84)Print random numbers.</text:span></text:span></text:p>
      <text:p text:style-name="P42"><text:span text:style-name="Strong_20_Emphasis"><text:span text:style-name="T62">85)To print add of diognal matrix.</text:span></text:span></text:p>
      <text:p text:style-name="P42"><text:span text:style-name="Strong_20_Emphasis"><text:span text:style-name="T62"/></text:span></text:p>
      <text:p text:style-name="P41"><text:span text:style-name="Source_20_Text"><text:span text:style-name="T61"/></text:span></text:p>
      <text:p text:style-name="P19"/>
      <text:p text:style-name="P16"/>
      <text:p text:style-name="P15"/>
      <text:p text:style-name="P13"/>
      <text:p text:style-name="P13"/>
      <text:p text:style-name="P1"><text:line-break/></text:p>
      <text:p text:style-name="P29"/>
      <text:p text:style-name="P29"/>
      <text:p text:style-name="P29"/>
      <text:p text:style-name="P30"/>
      <text:p text:style-name="P30"/>
      <text:p text:style-name="P30"/>
      <text:p text:style-name="P31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9:34:36.865298964</meta:creation-date>
    <meta:generator>LibreOffice/5.1.6.2$Linux_X86_64 LibreOffice_project/10m0$Build-2</meta:generator>
    <dc:date>2017-06-02T15:59:14.995780117</dc:date>
    <meta:editing-duration>PT2H11M59S</meta:editing-duration>
    <meta:editing-cycles>40</meta:editing-cycles>
    <meta:document-statistic meta:table-count="0" meta:image-count="0" meta:object-count="0" meta:page-count="3" meta:paragraph-count="105" meta:word-count="926" meta:character-count="5265" meta:non-whitespace-character-count="4378"/>
  </office:meta>
</office:document-meta>
</file>